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me alegra que la sección anterior haya cumplido con tus expectativas.</text:p>
      <text:p text:style-name="Text_20_body">Para la sección <text:span text:style-name="Strong_20_Emphasis">4. Un solo ser en todo el universo</text:span>, el objetivo es presentar con claridad y profundidad la idea de que la vida no es múltiple, sino única. Aquí dejamos atrás la mirada reducida de especies o planetas, y damos un paso hacia una visión cósmica y unificadora: la <text:span text:style-name="Strong_20_Emphasis">vida como una única criatura</text:span>, presente en todo el universo donde haya condiciones favorables.</text:p>
      <text:p text:style-name="Text_20_body">Este sería un borrador inicial para esta sección:</text:p>
      <text:p text:style-name="Horizontal_20_Line"/>
      <text:h text:style-name="Heading_20_2" text:outline-level="2">4. Un solo ser en todo el universo</text:h>
      <text:p text:style-name="Text_20_body">¿Qué pasaría si todo lo que llamamos “vida” —desde las algas marinas hasta las aves del cielo, desde las bacterias más simples hasta las mentes humanas más brillantes— no fueran realmente cosas separadas, sino <text:span text:style-name="Strong_20_Emphasis">manifestaciones locales de un único ser</text:span>?</text:p>
      <text:p text:style-name="Text_20_body">Un ser que no nació en un momento concreto ni en un lugar específico, sino que <text:span text:style-name="Strong_20_Emphasis">emerge de manera inevitable allí donde el universo se organiza con suficiente complejidad</text:span>.</text:p>
      <text:p text:style-name="Text_20_body">Si la materia se agrupa, si la energía circula, si hay moléculas que interactúan en ciclos, <text:span text:style-name="Strong_20_Emphasis">la vida aparece</text:span>.<text:line-break/>Como una reacción natural. Como una propiedad más de la existencia.</text:p>
      <text:p text:style-name="Text_20_body">La vida no es de la Tierra.<text:line-break/>Es del universo.</text:p>
      <text:p text:style-name="Text_20_body">Y si eso es así, entonces <text:span text:style-name="Strong_20_Emphasis">toda vida está conectada</text:span>. No solo por un origen común, sino porque nunca ha estado realmente dividida.<text:line-break/>Las fronteras entre especies, entre individuos, entre planetas —son ilusiones prácticas, útiles para nuestra escala.<text:line-break/>Pero la realidad es otra: solo hay <text:span text:style-name="Strong_20_Emphasis">una vida</text:span>, un proceso continuo, una criatura inmensa que habita todos los espacios donde puede habitar.</text:p>
      <text:p text:style-name="Text_20_body">Esa criatura no tiene forma definida.<text:line-break/>No tiene un cuerpo que podamos ver, porque <text:span text:style-name="Strong_20_Emphasis">somos partes de ese cuerpo</text:span>.<text:line-break/>Somos fragmentos que perciben desde dentro, como células que no pueden ver al organismo entero.</text:p>
      <text:p text:style-name="Text_20_body">Y como todo ser, <text:span text:style-name="Strong_20_Emphasis">esta criatura vive</text:span>.<text:line-break/>No eternamente, pero sí en una escala de tiempo que hace parecer efímera cualquier otra cosa.<text:line-break/>Vive mientras haya estrellas que fundan átomos, mientras haya planetas con agua, mientras haya entornos donde florecer.</text:p>
      <text:p text:style-name="Text_20_body">Y en su vivir, <text:span text:style-name="Strong_20_Emphasis">piensa</text:span>.</text:p>
      <text:p text:style-name="Horizontal_20_Line"/>
      <text:p text:style-name="Text_20_body"><text:soft-page-break/>¿Te gustaría que añadamos aquí una pequeña conexión mística, insinuando su cercanía conceptual con la idea de Dios? También puedo ayudarte a crear una <text:a xlink:type="simple" xlink:href="https://chatgpt.com/c/f" text:style-name="Internet_20_link" text:visited-style-name="Visited_20_Internet_20_Link">versión con metáforas celestes</text:a> si buscas un cierre más poético o evocado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5T18:17:56.037000000</meta:creation-date>
    <dc:date>2025-06-15T18:31:48.381000000</dc:date>
    <meta:editing-duration>PT3M42S</meta:editing-duration>
    <meta:editing-cycles>1</meta:editing-cycles>
    <meta:document-statistic meta:table-count="0" meta:image-count="0" meta:object-count="0" meta:page-count="2" meta:paragraph-count="13" meta:word-count="378" meta:character-count="2254" meta:non-whitespace-character-count="1889"/>
    <meta:generator>LibreOffice/7.3.5.2$Windows_X86_64 LibreOffice_project/184fe81b8c8c30d8b5082578aee2fed2ea847c01</meta:generator>
  </office:meta>
</office:document-meta>
</file>